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fo:font-weight="normal" style:font-name-asian="Segoe UI1" style:font-size-asian="26pt" style:font-weight-asian="normal" style:font-name-complex="Segoe UI1" style:font-size-complex="26pt" style:font-weight-complex="normal"/>
    </style:style>
    <style:style style:name="T6" style:family="text">
      <style:text-properties fo:color="#ffffff" style:font-name="Segoe UI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7" style:family="text">
      <style:text-properties fo:color="#000000" style:font-name="Segoe UI Semibold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254cm">
          <draw:text-box>
            <text:p text:style-name="P1"><text:span text:style-name="T1">Hymn #632</text:span></text:p>
            <text:p text:style-name="P1"><text:span text:style-name="T2">“</text:span><text:span text:style-name="T2">O Jesus, Blessed Lord, to The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871cm" svg:height="7.011cm" svg:x="1.545cm" svg:y="0.932cm">
          <draw:text-box>
            <text:p text:style-name="P1"><text:span text:style-name="T3">1.</text:span><text:span text:style-name="T4"> O Jesus, blessèd Lord, to Thee</text:span><text:span text:style-name="T4"><text:line-break/></text:span><text:span text:style-name="T4">My heartfelt thanks forever be,</text:span><text:span text:style-name="T4"><text:line-break/></text:span><text:span text:style-name="T4">Who hast so lovingly bestowed</text:span><text:span text:style-name="T4"><text:line-break/></text:span><text:span text:style-name="T4">On me Thy body and Thy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4.638cm" svg:height="11.176cm" svg:x="1.524cm" svg:y="0.762cm">
          <draw:text-box>
            <text:p text:style-name="P1"><text:span text:style-name="T3">2.</text:span><text:span text:style-name="T4"> Break forth, my soul, for joy and say:</text:span><text:span text:style-name="T4"><text:line-break/></text:span><text:span text:style-name="T4">What wealth is come to me this day!</text:span><text:span text:style-name="T4"><text:line-break/></text:span><text:span text:style-name="T4">My Savior dwells within my heart:</text:span><text:span text:style-name="T4"><text:line-break/></text:span><text:span text:style-name="T4">How blessed am I! How good Thou art!</text:span></text:p>
            <text:p text:style-name="P1"><text:span text:style-name="T5"><text:line-break/></text:span><text:span text:style-name="T5"/></text:p>
            <text:p text:style-name="P5"><text:span text:style-name="T6"/></text:p>
            <text:p text:style-name="P5"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1T09:15:43.879000000</meta:creation-date>
    <dc:title>Hymn template</dc:title>
    <meta:editing-duration>PT9M17S</meta:editing-duration>
    <meta:editing-cycles>7</meta:editing-cycles>
    <meta:generator>LibreOffice/5.3.3.2$Windows_X86_64 LibreOffice_project/3d9a8b4b4e538a85e0782bd6c2d430bafe583448</meta:generator>
    <meta:initial-creator>Arthur Hoch</meta:initial-creator>
    <dc:date>2017-06-21T10:43:02.276000000</dc:date>
    <meta:document-statistic meta:object-count="30"/>
    <meta:template xlink:type="simple" xlink:actuate="onRequest" xlink:title="Hymn template" xlink:href="../../AppData/Roaming/LibreOffice/4/user/template/Worship%20Templsates/Hymn%20template.otp" meta:date="2015-07-21T09:15:43.489000000"/>
  </office:meta>
</office:document-meta>
</file>